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24A000003FEC615755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bf8dd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f8dd" style:font-size-asian="24pt" style:font-weight-asian="bold" style:font-size-complex="24pt" style:font-weight-complex="bold"/>
    </style:style>
    <style:style style:name="P8" style:family="paragraph" style:parent-style-name="Table_20_Contents">
      <style:text-properties fo:font-variant="small-caps" fo:color="#999999" style:text-position="0% 100%" style:font-name="Liberation Serif1" fo:font-size="12pt" fo:text-shadow="none" fo:font-weight="bold" officeooo:rsid="003aeae7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42f57a" officeooo:paragraph-rsid="00316736" fo:background-color="#ffffff"/>
    </style:style>
    <style:style style:name="P10" style:family="paragraph" style:parent-style-name="Table_20_Contents">
      <style:text-properties officeooo:rsid="003c9d6c" officeooo:paragraph-rsid="001017d3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2" style:family="paragraph" style:parent-style-name="Table_20_Contents">
      <style:paragraph-properties fo:text-align="start" style:justify-single-word="false"/>
      <style:text-properties officeooo:paragraph-rsid="002fbb28"/>
    </style:style>
    <style:style style:name="P13" style:family="paragraph" style:parent-style-name="Table_20_Contents">
      <style:paragraph-properties fo:text-align="center" style:justify-single-word="false"/>
      <style:text-properties officeooo:paragraph-rsid="00316736"/>
    </style:style>
    <style:style style:name="P14" style:family="paragraph" style:parent-style-name="Table_20_Contents">
      <style:text-properties officeooo:paragraph-rsid="001017d3"/>
    </style:style>
    <style:style style:name="P15" style:family="paragraph" style:parent-style-name="Table_20_Contents">
      <style:text-properties officeooo:rsid="003c9d6c" officeooo:paragraph-rsid="001017d3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16736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16736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FreeMono" fo:font-size="9pt" officeooo:paragraph-rsid="00316736" style:font-size-asian="9pt" style:font-size-complex="9pt"/>
    </style:style>
    <style:style style:name="P19" style:family="paragraph" style:parent-style-name="Table_20_Contents">
      <style:text-properties officeooo:paragraph-rsid="002fbb28"/>
    </style:style>
    <style:style style:name="P20" style:family="paragraph" style:parent-style-name="Table_20_Contents">
      <style:paragraph-properties fo:text-align="center" style:justify-single-word="false"/>
      <style:text-properties officeooo:rsid="00362d9c" officeooo:paragraph-rsid="00316736"/>
    </style:style>
    <style:style style:name="P21" style:family="paragraph" style:parent-style-name="Table_20_Contents">
      <style:text-properties officeooo:paragraph-rsid="00316736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2db04d" officeooo:paragraph-rsid="002db04d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25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16736" style:font-size-asian="9pt" style:font-weight-asian="normal" style:font-size-complex="9pt" style:font-weight-complex="normal"/>
    </style:style>
    <style:style style:name="P27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02db04d" officeooo:paragraph-rsid="002db04d" fo:background-color="#666666" style:font-size-asian="12pt" style:font-weight-asian="bold" style:font-size-complex="12pt" style:font-weight-complex="bold"/>
    </style:style>
    <style:style style:name="P28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bf8dd"/>
    </style:style>
    <style:style style:name="P29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1017d3"/>
    </style:style>
    <style:style style:name="P30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100dd"/>
    </style:style>
    <style:style style:name="P3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16736"/>
    </style:style>
    <style:style style:name="P32" style:family="paragraph" style:parent-style-name="Table_20_Contents">
      <style:paragraph-properties fo:text-align="start" style:justify-single-word="false"/>
      <style:text-properties officeooo:paragraph-rsid="00319a99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officeooo:rsid="002db04d"/>
    </style:style>
    <style:style style:name="T12" style:family="text">
      <style:text-properties officeooo:rsid="013d0498"/>
    </style:style>
    <style:style style:name="T13" style:family="text">
      <style:text-properties officeooo:rsid="003c9d6c"/>
    </style:style>
    <style:style style:name="T14" style:family="text">
      <style:text-properties officeooo:rsid="003c9d6c" fo:background-color="#ffffff" loext:char-shading-value="0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2b4fd4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f57a"/>
    </style:style>
    <style:style style:name="T21" style:family="text">
      <style:text-properties officeooo:rsid="002b4fd4"/>
    </style:style>
    <style:style style:name="T22" style:family="text">
      <style:text-properties officeooo:rsid="002bf8dd"/>
    </style:style>
    <style:style style:name="T23" style:family="text">
      <style:text-properties officeooo:rsid="00364877"/>
    </style:style>
    <style:style style:name="T24" style:family="text">
      <style:text-properties fo:color="#ffffff" fo:background-color="#666666" loext:char-shading-value="0"/>
    </style:style>
    <style:style style:name="T25" style:family="text">
      <style:text-properties fo:color="#ffffff" officeooo:rsid="00356c8f" fo:background-color="#666666" loext:char-shading-value="0"/>
    </style:style>
    <style:style style:name="T26" style:family="text">
      <style:text-properties fo:color="#ffffff" officeooo:rsid="003bce78" fo:background-color="#666666" loext:char-shading-value="0"/>
    </style:style>
    <style:style style:name="T27" style:family="text">
      <style:text-properties fo:color="#ffffff" fo:font-weight="bold" fo:background-color="#666666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7"/>
      <text:p text:style-name="P7"><text:span text:style-name="T22">Enrollment</text:span> Declaration</text:p>
      <text:p text:style-name="P6"/>
      <text:p text:style-name="P28"><text:span text:style-name="T13">We hereby declare, to all effects and purposes, that <text:s/>the student </text:span><text:span text:style-name="T13"><text:text-input text:description="${person.name}">${person.name}</text:text-input></text:span><text:span text:style-name="T13">, nr. </text:span><text:span text:style-name="T13"><text:text-input text:description="${person.student.number}">${person.student.number}</text:text-input></text:span><text:span text:style-name="T13">, born in </text:span><text:span text:style-name="T13"><text:text-input text:description="${lang.en(dates.extendedDate(person.dateOfBirthYearMonthDay))}">${lang.en(dates.extendedDate(person.dateOfBirthYearMonthDay))}</text:text-input></text:span><text:span text:style-name="T13">, carrier of </text:span><text:span text:style-name="T13"><text:text-input text:description="${lang.en(person.idDocumentType.localizedNameI18N)}">${lang.en(person.idDocumentType.localizedNameI18N)}</text:text-input></text:span><text:span text:style-name="T13"> nr. </text:span><text:span text:style-name="T13"><text:text-input text:description="${person.documentIdNumber}">${person.documentIdNumber}</text:text-input></text:span><text:span text:style-name="T13">, </text:span><text:span text:style-name="T13"><text:text-input text:description="[#if person.female]">[#if person.female]</text:text-input></text:span><text:span text:style-name="T13">daughter</text:span><text:span text:style-name="T13"><text:text-input text:description="[#elseif person.male]">[#elseif person.male]</text:text-input></text:span><text:span text:style-name="T13">son</text:span><text:span text:style-name="T13"><text:text-input text:description="[/#if]">[/#if]</text:text-input></text:span><text:span text:style-name="T13"> of </text:span><text:span text:style-name="T13"><text:text-input text:description="${person.nameOfFather}">${person.nameOfFather}</text:text-input></text:span><text:span text:style-name="T13"> and of </text:span><text:span text:style-name="T13"><text:text-input text:description="person.nameOfMother"/></text:span><text:span text:style-name="T13"><text:text-input text:description="${person.nameOfMother}">${person.nameOfMother}</text:text-input></text:span><text:span text:style-name="T13">, is enrolled in curricular year </text:span><text:text-input text:description="${curriculumInformation.curricularYear}">${curriculumInformation.curricularYear}</text:text-input><text:span text:style-name="T14">, </text:span><text:span text:style-name="T16">in the Degree of</text:span><text:span text:style-name="T13"> </text:span><text:span text:style-name="T13"><text:text-input text:description="${lang.en(curricularPlanInformation.degreeName)}">${lang.en(curricularPlanInformation.degreeName)}</text:text-input></text:span><text:span text:style-name="T14"> </text:span><text:span text:style-name="T16">during the execution year of</text:span><text:span text:style-name="T14"> </text:span><text:text-input text:description="${executionYearName}">${executionYearName}</text:text-input><text:text-input text:description="[#if serviceRequest.detailed]">[#if serviceRequest.detailed]</text:text-input>, <text:span text:style-name="T21">in the following curricular unit(s):</text:span><text:text-input text:description="[#if !serviceRequest.detailed]">[#elseif !serviceRequest.detailed]</text:text-input>.<text:text-input text:description="[/#if]">[/#if]</text:text-input></text:p>
      <text:p text:style-name="P10"/>
      <text:p text:style-name="P14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Curricular Unit(s)</text:p>
          </table:table-cell>
          <table:table-cell table:style-name="Table1.A1" office:value-type="string">
            <text:p text:style-name="P27">Semester</text:p>
          </table:table-cell>
          <table:table-cell table:style-name="Table1.A1" office:value-type="string">
            <text:p text:style-name="P22">ECTS</text:p>
          </table:table-cell>
        </table:table-row>
        <table:table-row table:style-name="Table1.2">
          <table:table-cell table:style-name="Table1.A2" office:value-type="string">
            <text:p text:style-name="P29"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4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5"><text:text-input text:description="${numbers.onePlace(enrolment.ectsCredits)}">${numbers.onePlace(enrolment.ectsCredits)}</text:text-input></text:p>
          </table:table-cell>
        </table:table-row>
      </table:table>
      <text:p text:style-name="P30"><text:span text:style-name="T24"><text:s text:c="2"/></text:span><text:span text:style-name="T25">Total Units</text:span><text:span text:style-name="T24">: </text:span><text:span text:style-name="T27"><text:text-input text:description="${totalNormalEnrolments}">${totalNormalEnrolments}</text:text-input></text:span><text:span text:style-name="T24"> <text:s/></text:span><text:s text:c="8"/><text:span text:style-name="T24"><text:s text:c="2"/></text:span><text:span text:style-name="T26">T</text:span><text:span text:style-name="T24">otal ECTS: </text:span><text:span text:style-name="T27"><text:text-input text:description="${numbers.onePlace(totalNormalECTS)}">${numbers.onePlace(totalNormalECTS)}</text:text-input></text:span></text:p>
      <text:p text:style-name="P15"/>
      <text:p text:style-name="P15"><text:text-input text:description="[/#if]">[/#if]</text:text-input></text:p>
      <text:p text:style-name="P19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9"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2"><text:text-input text:description="[/#if]">[/#if]</text:text-input></text:p>
      <text:p text:style-name="P11"/>
      <text:p text:style-name="P32"><text:span text:style-name="T10">Faculdade de </text:span><text:span text:style-name="T2">Farmácia </text:span><text:span text:style-name="T10">da Universidade de Lisboa</text:span><text:span text:style-name="T18">, </text:span><text:span text:style-name="T20">on the </text:span><text:span text:style-name="T20"><text:text-input text:description="${lang.pt(dates.extendedDate(localizedDate.nowDate()))}"/></text:span><text:span text:style-name="T20"><text:text-input text:description="${lang.en(dates.extendedDate(localizedDate.nowDate()))}">${lang.en(dates.extendedDate(localizedDate.nowDate()))}</text:text-input></text:span><text:span text:style-name="T20"><text:text-input text:description="${lang.en(dates.extendedDate(localizedDate.nowDate()))}"/></text:span><text:span text:style-name="T15">.</text:span></text:p>
      <text:p text:style-name="P8"/>
      <text:p text:style-name="P2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7">O presente documento só é válido com assinatura e carimbo da instituição!</text:p>
            <text:p text:style-name="P16"><text:text-input text:description="[#if hasPricetag]">[#if hasPricetag]</text:text-input></text:p>
            <text:p text:style-name="P26"><text:span text:style-name="T17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2.B1" office:value-type="string">
            <text:p text:style-name="P20">Núcleo de Planeamento e Gestão Académica,</text:p>
            <text:p text:style-name="P20">O(<text:span text:style-name="T23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3"/>
          </table:table-cell>
        </table:table-row>
      </table:table>
      <text:p text:style-name="P21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6"><text:text-input text:description="[#if hasPricetag]">[#if hasPricetag]</text:text-input></text:p>
            <text:p text:style-name="P26"><text:span text:style-name="T17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3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02db04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19:51:31.431901164</dc:date>
    <meta:editing-duration>PT1H5S</meta:editing-duration>
    <meta:editing-cycles>32</meta:editing-cycles>
    <meta:generator>LibreOffice/4.2.8.2$Linux_X86_64 LibreOffice_project/420m0$Build-2</meta:generator>
    <meta:document-statistic meta:table-count="4" meta:image-count="2" meta:object-count="0" meta:page-count="2" meta:paragraph-count="33" meta:word-count="409" meta:character-count="3377" meta:non-whitespace-character-count="3139"/>
  </office:meta>
</office:document-meta>
</file>